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officeooo:paragraph-rsid="011b2d36" style:font-size-asian="14pt" style:font-size-complex="14pt"/>
    </style:style>
    <style:style style:name="P6" style:family="paragraph" style:parent-style-name="Standard">
      <style:text-properties fo:font-size="14pt" fo:font-style="italic" style:font-size-asian="14pt" style:font-style-asian="italic" style:font-size-complex="14pt" style:font-style-complex="italic"/>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bold" officeooo:paragraph-rsid="011b2d36"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paragraph-rsid="01252f90"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paragraph-rsid="013187c7" style:font-size-asian="20pt" style:font-weight-asian="bold" style:font-size-complex="20pt" style:font-weight-complex="bold"/>
    </style:style>
    <style:style style:name="P11" style:family="paragraph" style:parent-style-name="Standard">
      <style:text-properties style:font-name="Liberation Serif" fo:font-size="14pt" style:text-underline-style="none" fo:font-weight="normal" officeooo:rsid="0119bdce" officeooo:paragraph-rsid="0119bdce" style:font-size-asian="14pt" style:font-weight-asian="normal" style:font-size-complex="14pt" style:font-weight-complex="normal"/>
    </style:style>
    <style:style style:name="P12" style:family="paragraph" style:parent-style-name="Standard">
      <style:text-properties style:font-name="Liberation Serif" fo:font-size="14pt" style:text-underline-style="none" fo:font-weight="normal" officeooo:rsid="011b2d36" officeooo:paragraph-rsid="011b2d36" style:font-size-asian="14pt" style:font-weight-asian="normal" style:font-size-complex="14pt" style:font-weight-complex="normal"/>
    </style:style>
    <style:style style:name="P13" style:family="paragraph" style:parent-style-name="Standard">
      <style:text-properties style:font-name="Liberation Serif" fo:font-size="14pt" style:text-underline-style="none" fo:font-weight="normal" officeooo:rsid="01252f90" officeooo:paragraph-rsid="01252f90" style:font-size-asian="14pt" style:font-weight-asian="normal" style:font-size-complex="14pt" style:font-weight-complex="normal"/>
    </style:style>
    <style:style style:name="P14" style:family="paragraph" style:parent-style-name="Standard">
      <style:text-properties style:font-name="Liberation Serif" fo:font-size="14pt" style:text-underline-style="none" fo:font-weight="normal" officeooo:rsid="01252f90" officeooo:paragraph-rsid="013187c7" style:font-size-asian="14pt" style:font-weight-asian="normal" style:font-size-complex="14pt" style:font-weight-complex="normal"/>
    </style:style>
    <style:style style:name="P15" style:family="paragraph" style:parent-style-name="Standard">
      <style:text-properties style:font-name="Liberation Serif" fo:font-size="14pt" style:text-underline-style="none" fo:font-weight="normal" officeooo:rsid="012b92fc" officeooo:paragraph-rsid="012b92fc" style:font-size-asian="14pt" style:font-weight-asian="normal" style:font-size-complex="14pt" style:font-weight-complex="normal"/>
    </style:style>
    <style:style style:name="P16" style:family="paragraph" style:parent-style-name="Standard">
      <style:text-properties style:font-name="Liberation Serif" fo:font-size="14pt" style:text-underline-style="none" fo:font-weight="normal" officeooo:rsid="012b92fc" officeooo:paragraph-rsid="012d360f" style:font-size-asian="14pt" style:font-weight-asian="normal" style:font-size-complex="14pt" style:font-weight-complex="normal"/>
    </style:style>
    <style:style style:name="P17" style:family="paragraph" style:parent-style-name="Standard">
      <style:text-properties style:font-name="Liberation Serif" fo:font-size="14pt" style:text-underline-style="none" fo:font-weight="normal" officeooo:rsid="012d360f" officeooo:paragraph-rsid="012d360f" style:font-size-asian="14pt" style:font-weight-asian="normal" style:font-size-complex="14pt" style:font-weight-complex="normal"/>
    </style:style>
    <style:style style:name="P18" style:family="paragraph" style:parent-style-name="Standard">
      <style:text-properties style:font-name="Liberation Serif" fo:font-size="14pt" style:text-underline-style="none" fo:font-weight="normal" officeooo:rsid="012c8e20" officeooo:paragraph-rsid="012d360f" style:font-size-asian="14pt" style:font-weight-asian="normal" style:font-size-complex="14pt" style:font-weight-complex="normal"/>
    </style:style>
    <style:style style:name="P19" style:family="paragraph" style:parent-style-name="Standard">
      <style:text-properties style:text-position="0% 100%" style:font-name="Liberation Serif1" fo:font-size="14pt" fo:font-style="normal" style:text-underline-style="none" fo:font-weight="normal" officeooo:rsid="012d360f" officeooo:paragraph-rsid="012d360f" style:font-size-asian="14pt" style:font-style-asian="normal" style:font-weight-asian="normal" style:font-size-complex="14pt" style:font-style-complex="normal" style:font-weight-complex="normal"/>
    </style:style>
    <style:style style:name="P20" style:family="paragraph" style:parent-style-name="Standard">
      <style:text-properties style:text-position="0% 100%" style:font-name="Liberation Serif1" fo:font-size="14pt" fo:font-style="normal" style:text-underline-style="none" fo:font-weight="normal" officeooo:rsid="0130a1b4" officeooo:paragraph-rsid="0130a1b4" style:font-size-asian="14pt" style:font-style-asian="normal" style:font-weight-asian="normal" style:font-size-complex="14pt" style:font-style-complex="normal" style:font-weight-complex="normal"/>
    </style:style>
    <style:style style:name="P21" style:family="paragraph" style:parent-style-name="Standard">
      <style:text-properties style:text-position="0% 100%" style:font-name="Liberation Serif" fo:font-size="14pt" fo:font-style="normal" style:text-underline-style="none" fo:font-weight="normal" officeooo:rsid="0132d8df" officeooo:paragraph-rsid="0132d8df" style:font-size-asian="14pt" style:font-style-asian="normal" style:font-weight-asian="normal" style:font-size-complex="14pt" style:font-style-complex="normal" style:font-weight-complex="normal"/>
    </style:style>
    <style:style style:name="P22" style:family="paragraph" style:parent-style-name="Standard" style:list-style-name="L1">
      <style:text-properties style:font-name="Liberation Serif" fo:font-size="14pt" style:text-underline-style="none" fo:font-weight="normal" officeooo:rsid="011b2d36" officeooo:paragraph-rsid="011b2d36" style:font-size-asian="14pt" style:font-weight-asian="normal" style:font-size-complex="14pt" style:font-weight-complex="normal"/>
    </style:style>
    <style:style style:name="P23" style:family="paragraph" style:parent-style-name="Standard" style:list-style-name="L1">
      <style:text-properties style:font-name="Liberation Serif" fo:font-size="14pt" style:text-underline-style="none" fo:font-weight="normal" officeooo:rsid="011b2d36" officeooo:paragraph-rsid="011b69be" style:font-size-asian="14pt" style:font-weight-asian="normal" style:font-size-complex="14pt" style:font-weight-complex="normal"/>
    </style:style>
    <style:style style:name="P24" style:family="paragraph" style:parent-style-name="Standard" style:list-style-name="L1">
      <style:text-properties style:font-name="Liberation Serif" fo:font-size="14pt" style:text-underline-style="none" fo:font-weight="normal" officeooo:rsid="011b69be" officeooo:paragraph-rsid="011b69be" style:font-size-asian="14pt" style:font-weight-asian="normal" style:font-size-complex="14pt" style:font-weight-complex="normal"/>
    </style:style>
    <style:style style:name="P25" style:family="paragraph" style:parent-style-name="Standard" style:list-style-name="L1">
      <style:text-properties style:font-name="Liberation Serif" fo:font-size="14pt" style:text-underline-style="none" fo:font-weight="normal" officeooo:rsid="012293ea" officeooo:paragraph-rsid="012293ea" style:font-size-asian="14pt" style:font-weight-asian="normal" style:font-size-complex="14pt" style:font-weight-complex="normal"/>
    </style:style>
    <style:style style:name="P26" style:family="paragraph" style:parent-style-name="Standard" style:list-style-name="L1">
      <style:text-properties style:font-name="Liberation Serif" fo:font-size="14pt" style:text-underline-style="none" fo:font-weight="normal" officeooo:rsid="012b92fc" officeooo:paragraph-rsid="012b92fc" style:font-size-asian="14pt" style:font-weight-asian="normal" style:font-size-complex="14pt" style:font-weight-complex="normal"/>
    </style:style>
    <style:style style:name="P27" style:family="paragraph" style:parent-style-name="Standard">
      <style:text-properties style:font-name="Liberation Serif" fo:font-size="14pt" style:text-underline-style="none" fo:font-weight="normal" officeooo:rsid="012b92fc" officeooo:paragraph-rsid="012b92fc" style:font-size-asian="14pt" style:font-weight-asian="normal" style:font-size-complex="14pt" style:font-weight-complex="normal"/>
    </style:style>
    <style:style style:name="P28" style:family="paragraph" style:parent-style-name="Standard">
      <style:text-properties style:font-name="Liberation Serif" fo:font-size="14pt" style:text-underline-style="none" fo:font-weight="normal" officeooo:rsid="01252f90" officeooo:paragraph-rsid="01330b8a" style:font-size-asian="14pt" style:font-weight-asian="normal" style:font-size-complex="14pt" style:font-weight-complex="normal"/>
    </style:style>
    <style:style style:name="P29" style:family="paragraph" style:parent-style-name="Standard">
      <style:text-properties style:text-position="0% 100%" style:font-name="Liberation Serif" fo:font-size="14pt" fo:font-style="normal" style:text-underline-style="none" fo:font-weight="normal" officeooo:rsid="0132d8df" officeooo:paragraph-rsid="0132d8df" style:font-size-asian="14pt" style:font-style-asian="normal" style:font-weight-asian="normal" style:font-size-complex="14pt" style:font-style-complex="normal" style:font-weight-complex="normal"/>
    </style:style>
    <style:style style:name="P30" style:family="paragraph" style:parent-style-name="Standard">
      <style:text-properties style:text-position="0% 100%" style:font-name="Liberation Serif" fo:font-size="14pt" fo:font-style="normal" style:text-underline-style="none" fo:font-weight="normal" officeooo:rsid="01330b8a" officeooo:paragraph-rsid="01330b8a"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center" style:justify-single-word="false"/>
      <style:text-properties fo:font-size="20pt" fo:font-weight="bold" officeooo:paragraph-rsid="01330b8a" style:font-size-asian="20pt" style:font-weight-asian="bold" style:font-size-complex="20pt" style:font-weight-complex="bold"/>
    </style:style>
    <style:style style:name="T1" style:family="text">
      <style:text-properties officeooo:rsid="0091e28d"/>
    </style:style>
    <style:style style:name="T2" style:family="text">
      <style:text-properties officeooo:rsid="0119bdce"/>
    </style:style>
    <style:style style:name="T3" style:family="text">
      <style:text-properties officeooo:rsid="011b2d36"/>
    </style:style>
    <style:style style:name="T4" style:family="text">
      <style:text-properties officeooo:rsid="012293ea"/>
    </style:style>
    <style:style style:name="T5" style:family="text">
      <style:text-properties officeooo:rsid="01252f90"/>
    </style:style>
    <style:style style:name="T6" style:family="text">
      <style:text-properties officeooo:rsid="012b92fc"/>
    </style:style>
    <style:style style:name="T7" style:family="text">
      <style:text-properties officeooo:rsid="012c8e20"/>
    </style:style>
    <style:style style:name="T8" style:family="text">
      <style:text-properties officeooo:rsid="012ee346"/>
    </style:style>
    <style:style style:name="T9" style:family="text">
      <style:text-properties officeooo:rsid="013187c7"/>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1330b8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2">DEch - Dfmt Echelize</text:span>.</text:p>
      <text:p text:style-name="P1">Richard Parker <text:span text:style-name="T6">2.12</text:span>.201<text:span text:style-name="T1">7</text:span></text:p>
      <text:p text:style-name="P6"/>
      <text:p text:style-name="P7">Section 1 – Introduction</text:p>
      <text:p text:style-name="P4"/>
      <text:p text:style-name="P11">The slab echelize routines are mainly about chopping and reassembling matrices so as to utilize the HPMI for Gaussian elimination. <text:s/>Once the chopping is over, however, there comes a scale at which the basic echelize function must be done in Dfmt, and this document describes that function.<text:span text:style-name="T6"> <text:s/>As a very-rough guide, Dfmt echelize will be appropriate for matrices of around 300 dimensions.</text:span></text:p>
      <text:p text:style-name="P11"/>
      <text:p text:style-name="P11">The performance pressure on this module is <text:span text:style-name="T3">only </text:span>moderate<text:span text:style-name="T3">, since f</text:span>or large matrices, the vast majority of the work is done by the HPMI doing matrix multiplication. <text:s/>Nevertheless there are times when it<text:span text:style-name="T3">s performance</text:span> matters, and as the upper (chopping) layers are not yet written, there is a window of opportunity to get the DEch function right, so that these upper layers can balance functions that are already (more or less, anyway) in final form.</text:p>
      <text:p text:style-name="P11"/>
      <text:p text:style-name="P13">After some contemplation, and guided by Steve's comments, I have concluded that this module must select standard rows and standard columns.</text:p>
      <text:p text:style-name="P13"/>
      <text:p text:style-name="P12">The main design considerations are . . .</text:p>
      <text:p text:style-name="P12"/>
      <text:list xml:id="list1496759193706354871" text:style-name="L1">
        <text:list-item>
          <text:p text:style-name="P22">To utilize <text:span text:style-name="T4">grease</text:span> where appropriate to minimize the work needed.</text:p>
        </text:list-item>
        <text:list-item>
          <text:p text:style-name="P22">. . . including projective, affine and <text:span text:style-name="T4">possibly mixed </text:span><text:s/>versions.</text:p>
        </text:list-item>
        <text:list-item>
          <text:p text:style-name="P23">To maintain the determinant at all times.</text:p>
        </text:list-item>
        <text:list-item>
          <text:p text:style-name="P24">To permute the rows so that the selected columns are in left-to-right order</text:p>
        </text:list-item>
        <text:list-item>
          <text:p text:style-name="P24">. . . and to get the sign of the determinant correct through this sorting.</text:p>
        </text:list-item>
        <text:list-item>
          <text:p text:style-name="P22">To do the same row operations to a matrix initially the identity.</text:p>
        </text:list-item>
        <text:list-item>
          <text:p text:style-name="P22">. . . but to avoid doing needless work to parts of this <text:span text:style-name="T6">matrix </text:span>known to be zero</text:p>
        </text:list-item>
        <text:list-item>
          <text:p text:style-name="P22">Also to avoid working<text:span text:style-name="T6">,</text:span> if possible<text:span text:style-name="T6">,</text:span> on parts of the original matrix known to be zero.</text:p>
        </text:list-item>
        <text:list-item>
          <text:p text:style-name="P22">To ensure that the output row-select<text:span text:style-name="T5"> and column-select are</text:span> "standard".</text:p>
        </text:list-item>
        <text:list-item>
          <text:p text:style-name="P25">To produce the transformation matrix without need for column permutations.</text:p>
        </text:list-item>
        <text:list-item>
          <text:p text:style-name="P26">To work robustly well, yet take advantage if the matrix is "well-conditioned".</text:p>
        </text:list-item>
      </text:list>
      <text:p text:style-name="P11"/>
      <text:p text:style-name="P8">Section <text:span text:style-name="T3">2</text:span> – <text:span text:style-name="T5">The Naive Part.</text:span></text:p>
      <text:p text:style-name="P5"/>
      <text:p text:style-name="P13">At the front-end of the algorithm comes the naive part. <text:s/>Here each row is processed in turn by <text:soft-page-break/>clearing out all the pivots in the previous rows<text:span text:style-name="T6"> that have not already been cleared, then </text:span>selecting the pivot in this row (if <text:span text:style-name="T6">the row</text:span> is non-zero). <text:s/>The row-select and column-select bit-strings are set, and a new column is appended to the keeptrack to account for when multiples of this row are added into others. <text:s/>The row/pivot pair is also inserted in the "to be cleared" data structure.</text:p>
      <text:p text:style-name="P13"/>
      <text:p text:style-name="P15">It would be possible to do the entire operation in this way, but it seems clear that it is better to collect a "batch" of a few rows together and then to clear out the rest of the matrix with this batch. <text:s/>The advantages of this are primarily to enable the use of grease, and secondarily to speed up entry extraction, though there may also be advantages in speeding up the sort, improving the use of (particularly L1) cache, and possibly others.</text:p>
      <text:p text:style-name="P15"/>
      <text:p text:style-name="P9">Section <text:span text:style-name="T5">3</text:span> – <text:span text:style-name="T5">Recognizing and using batches.</text:span></text:p>
      <text:p text:style-name="P13"/>
      <text:p text:style-name="P16">For the purposes of clearing out the next row during the naive part, we need to keep a list of rows whose pivots have not yet been cleared through the matrix. <text:s/>This data consists of <text:span text:style-name="T7">an ordered set of pairs &lt;row-index, column-number&gt; - ordered because they have not been back-cleaned. <text:s/>In detail, the naive process consists of taking the next row, and proceeding through the not-yet-cleared data in turn to extract the pivot, and then add that multiple of the row given by row-index. <text:s/>The result is a row ready to be inspected by DNzl. <text:s/>If the result is ZEROROW, the row is completely processed and we move on to the next row. <text:s/>Otherwise we extract the entry, invert and negate it, and multiply the row by this (and the determinant) so that the pivotal entry is -1.</text:span></text:p>
      <text:p text:style-name="P16"/>
      <text:p text:style-name="P18">The next step is to mark the row-index in the row-select bit-string and to mark the column-number in the column-select bit-string.</text:p>
      <text:p text:style-name="P16"/>
      <text:p text:style-name="P17">We then append the &lt;row-index, column-number&gt; pair to the "not yet cleared" list, and then check to see if we have a suitable batch available. <text:s/>So . . . what is a suitable batch?</text:p>
      <text:p text:style-name="P17"/>
      <text:p text:style-name="P17">The ideal situation is that, amongst the column-numbers in the list, the next B entries (where B is a number dependent on the field {2:8, <text:s text:c="2"/>3:5, <text:s text:c="2"/>4:4, <text:s text:c="2"/>5:3, <text:s text:c="2"/>7-16:2, <text:s/><text:span text:style-name="T8">17+</text:span>:1 } and the first of these starts on a byte-boundary. <text:s/>In this case, we back-clean those entries and then proceed to clear the rest using the ideal method.</text:p>
      <text:p text:style-name="P17"/>
      <text:p text:style-name="P19"><text:span text:style-name="T8">Another</text:span> possibility is that our matrix does not seem to be very well-conditioned around here, and we have reached the limit of "not yet cleared" entries, and - despite the fact that we haven't found the <text:span text:style-name="T8">ideal situation, we propose to clear B entries using DUnpak, so that we can still use the same grease techniques even though the extraction is less than optimal. <text:s/>Again, the first job is to back-clean within the batch.</text:span></text:p>
      <text:p text:style-name="P19"/>
      <text:p text:style-name="P20">A third possibility is that we reach the end of the matrix - there are no more rows. <text:s/>In that case, we simply put the entries into the list for back-cleaning.</text:p>
      <text:p text:style-name="P20"><text:soft-page-break/></text:p>
      <text:p text:style-name="P10">Section <text:span text:style-name="T9">4</text:span> – <text:span text:style-name="T9">Clearing forwards with an ideal batch.</text:span></text:p>
      <text:p text:style-name="P14"/>
      <text:p text:style-name="P21">When the input matrix is well-conditioned (i.e. looks like a random matrix for the purposes of this routine) it is expected that the majority of the work will be done by the clearing of ideal batches. <text:s/>We are at liberty to choose these, and what we do with them, independently for each field, and for the smallest fields, that is indeed what we will do.</text:p>
      <text:p text:style-name="P21"/>
      <text:p text:style-name="P21">q=2. <text:s/>For extraction purposes, the ideal size of a batch is 8 rows. <text:s/>On the presumption that the mean number of rows to be cleared is around 600, this makes grease level 8 just about OK. <text:s/>Using grease level 4 we would use 22 precomputations and 1200 adds, but with grease level 8 we have 247 precompuations and 600 adds . . . clearly better if the matrix is random.</text:p>
      <text:p text:style-name="P21"/>
      <text:p text:style-name="P21">q=3. <text:s/>For extraction we want 5 rows in the batch (one byte of Dfmt) so that we need 116 precomputation operations so that we can clear each row with a single addition or a single subtraction.</text:p>
      <text:p text:style-name="P21"/>
      <text:p text:style-name="P21">q=4. <text:s/>For extraction we want 4 rows in a batch, and - bearing in mind the relative speeds of addition and scalar multiplication, the use of an <text:span text:style-name="T10">affine</text:span> grease level 4 is indicated, where scalar multiplication is used just four times, followed by the same 247 precompuations as for q=2. <text:s/>Indeed there is a lot in common between q=2 and q=4, and indeed q=16 (below).</text:p>
      <text:p text:style-name="P21"/>
      <text:p text:style-name="P21">q=5. <text:s/>For extraction we want 3 rows, and as addition is not that much faster than multiply-and-add, it is probably best to use a projective grease level 3 with 31 vectors (so 28 to be made).</text:p>
      <text:p text:style-name="P21"/>
      <text:p text:style-name="P21">q=7,9,11,13. <text:s/>For extraction we want 2 rows, and a projective grease level 2 is indicated using the straightforward DSMad.</text:p>
      <text:p text:style-name="P21"/>
      <text:p text:style-name="P21">q=8. <text:s/>An affine grease level 2 is indicated, allowing the use of XOR for most of the work.</text:p>
      <text:p text:style-name="P21"/>
      <text:p text:style-name="P21">q=16. <text:s/>An affine grease level 2, with much in common between q=2, q=4 and q=16. </text:p>
      <text:p text:style-name="P21"/>
      <text:p text:style-name="P31">Section <text:span text:style-name="T11">5</text:span> – <text:span text:style-name="T11">Back-cleaning with the batches.</text:span></text:p>
      <text:p text:style-name="P28"/>
      <text:p text:style-name="P30">The back-cleaning phase uses the same batches as the forward clean, but they are processed in the opposite order, and are - just as in forward cleaning - applied to the keeptrack. <text:s/>They are also applied to the remnant (not the matrix) since, by doing the operations in the reverse order, it is known that the only changes made are to set entries to zero, and there is no need to do this explicitly.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7-12-02T20:17:11.134858178</dc:date>
    <meta:editing-duration>P4DT10H51M12S</meta:editing-duration>
    <meta:editing-cycles>444</meta:editing-cycles>
    <meta:generator>LibreOffice/5.1.6.2$Linux_X86_64 LibreOffice_project/10m0$Build-2</meta:generator>
    <meta:printed-by>User </meta:printed-by>
    <meta:print-date>2012-07-06T16:23:45</meta:print-date>
    <meta:document-statistic meta:table-count="0" meta:image-count="0" meta:object-count="0" meta:page-count="3" meta:paragraph-count="40" meta:word-count="1268" meta:character-count="7094" meta:non-whitespace-character-count="5831"/>
  </office:meta>
</office:document-meta>
</file>